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25-01-19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5632" calcext:value-type="float">
            <text:p>88.4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24-01-04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2128" calcext:value-type="float">
            <text:p>87.8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23-01-06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8816" calcext:value-type="float">
            <text:p>90.3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22-02-15 2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22-01-05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7512" calcext:value-type="float">
            <text:p>88.2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21-01-06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20-01-04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19-01-05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4848" calcext:value-type="float">
            <text:p>82.9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18-01-04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416" calcext:value-type="float">
            <text:p>82.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17-01-05 22:30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16-01-04 21:33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888" calcext:value-type="float">
            <text:p>82.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15-01-05 21:51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8944" calcext:value-type="float">
            <text:p>82.2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15-01-05 17:56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14-01-05 19:40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86" calcext:value-type="float">
            <text:p>80.2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13-01-05 20:34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1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11-01-06 15:0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10-01-05 21:31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772" calcext:value-type="float">
            <text:p>73.19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10-01-05 21:18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1416" calcext:value-type="float">
            <text:p>73.05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09-01-07 2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08-01-07 19:59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3944" calcext:value-type="float">
            <text:p>68.8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0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6992" calcext:value-type="float">
            <text:p>68.89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07-01-24 21:12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06-01-08 17:06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4728" calcext:value-type="float">
            <text:p>62.97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05-01-12 13:47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04-01-05 22:31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04-01-05 21:18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03-01-10 17:2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1448" calcext:value-type="float">
            <text:p>63.40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02-01-07 14:49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01-01-06 14:47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2000-01-07 14:58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1999-01-06 17:46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1998-01-27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1997-01-07 19:42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1996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199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199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199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199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199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199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198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198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198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198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198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958101055501</text:p>
          </table:table-cell>
          <table:table-cell office:value-type="string" calcext:value-type="string">
            <text:p>198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